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layer="layout" svg:width="21.754cm" svg:height="0.963cm" svg:x="0.784cm" svg:y="2.319cm">
          <draw:text-box>
            <text:p>Das ist ein Test mit OpenOffice 3.0 auf Windows XP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1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1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arl Heinz Marbaise</meta:initial-creator>
    <meta:creation-date>2009-05-21T23:38:01.99</meta:creation-date>
    <meta:editing-duration>PT00H00M37S</meta:editing-duration>
    <meta:editing-cycles>2</meta:editing-cycles>
    <dc:date>2009-05-21T23:38:37.43</dc:date>
    <dc:creator>Karl Heinz Marbaise</dc:creator>
    <meta:document-statistic meta:object-count="24"/>
    <meta:generator>OpenOffice.org/3.0$Win32 OpenOffice.org_project/300m15$Build-9379</meta:generator>
  </office:meta>
</office:document-meta>
</file>